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21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1">
      <style:map style:condition="cell-content()&gt;0.82" style:apply-style-name="naamloos2" style:base-cell-address="Blad1.B1"/>
      <style:map style:condition="cell-content()&lt;0.78" style:apply-style-name="naamloos1" style:base-cell-address="Blad1.B1"/>
    </style:style>
    <style:style style:name="ce4" style:family="table-cell" style:parent-style-name="Default" style:data-style-name="N11"/>
  </office:automatic-styles>
  <office:body>
    <office:spreadsheet>
      <table:table table:name="Blad1_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76.6315786462081" calcext:value-type="float">
            <text:p>76,6315786462</text:p>
          </table:table-cell>
          <table:table-cell office:value-type="float" office:value="79.8333336909612" calcext:value-type="float">
            <text:p>79,833333691</text:p>
          </table:table-cell>
          <table:table-cell office:value-type="float" office:value="80.0000002509669" calcext:value-type="float">
            <text:p>80,000000251</text:p>
          </table:table-cell>
          <table:table-cell office:value-type="float" office:value="80.1578945235202" calcext:value-type="float">
            <text:p>80,1578945235</text:p>
          </table:table-cell>
          <table:table-cell office:value-type="float" office:value="77.1666669183307" calcext:value-type="float">
            <text:p>77,1666669183</text:p>
          </table:table-cell>
          <table:table-cell office:value-type="float" office:value="78.499999973509" calcext:value-type="float">
            <text:p>78,4999999735</text:p>
          </table:table-cell>
          <table:table-cell office:value-type="float" office:value="79.4444435172611" calcext:value-type="float">
            <text:p>79,4444435173</text:p>
          </table:table-cell>
          <table:table-cell office:value-type="float" office:value="80.7222220632765" calcext:value-type="float">
            <text:p>80,7222220633</text:p>
          </table:table-cell>
          <table:table-cell office:value-type="float" office:value="78.1666666269302" calcext:value-type="float">
            <text:p>78,1666666269</text:p>
          </table:table-cell>
          <table:table-cell office:value-type="float" office:value="82.1052635970868" calcext:value-type="float">
            <text:p>82,1052635971</text:p>
          </table:table-cell>
          <table:table-cell office:value-type="float" office:value="79.277777671814" calcext:value-type="float">
            <text:p>79,2777776718</text:p>
          </table:table-cell>
          <table:table-cell office:value-type="float" office:value="81.277777089013" calcext:value-type="float">
            <text:p>81,277777089</text:p>
          </table:table-cell>
          <table:table-cell office:value-type="float" office:value="80.2105266796915" calcext:value-type="float">
            <text:p>80,2105266797</text:p>
          </table:table-cell>
          <table:table-cell office:value-type="float" office:value="79.3333338366615" calcext:value-type="float">
            <text:p>79,3333338367</text:p>
          </table:table-cell>
          <table:table-cell office:value-type="float" office:value="82.6315779435007" calcext:value-type="float">
            <text:p>82,6315779435</text:p>
          </table:table-cell>
          <table:table-cell office:value-type="float" office:value="79.2105260648225" calcext:value-type="float">
            <text:p>79,2105260648</text:p>
          </table:table-cell>
          <table:table-cell office:value-type="float" office:value="80.8333340618345" calcext:value-type="float">
            <text:p>80,8333340618</text:p>
          </table:table-cell>
          <table:table-cell office:value-type="float" office:value="82.2631578696402" calcext:value-type="float">
            <text:p>82,2631578696</text:p>
          </table:table-cell>
          <table:table-cell office:value-type="float" office:value="80.0526314660123" calcext:value-type="float">
            <text:p>80,052631466</text:p>
          </table:table-cell>
          <table:table-cell office:value-type="float" office:value="80.2777777115504" calcext:value-type="float">
            <text:p>80,2777777116</text:p>
          </table:table-cell>
        </table:table-row>
      </table:table>
      <table:table table:name="Blad1" table:style-name="ta1">
        <table:table-column table:style-name="co3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percentage" office:value="0.766315786462081" calcext:value-type="percentage">
            <text:p>76,63%</text:p>
          </table:table-cell>
          <table:table-cell/>
          <table:table-cell table:style-name="ce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percentage" office:value="0.771666669183307" calcext:value-type="percentage">
            <text:p>77,17%</text:p>
          </table:table-cell>
          <table:table-cell/>
          <table:table-cell table:style-name="ce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percentage" office:value="0.781666666269302" calcext:value-type="percentage">
            <text:p>78,17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78499999973509" calcext:value-type="percentage">
            <text:p>78,50%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792105260648226" calcext:value-type="percentage">
            <text:p>79,21%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79277777671814" calcext:value-type="percentage">
            <text:p>79,28%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793333338366615" calcext:value-type="percentage">
            <text:p>79,33%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794444435172611" calcext:value-type="percentage">
            <text:p>79,44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798333336909612" calcext:value-type="percentage">
            <text:p>79,83%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percentage" office:value="0.800000002509669" calcext:value-type="percentage">
            <text:p>80,00%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percentage" office:value="0.800526314660123" calcext:value-type="percentage">
            <text:p>80,05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801578945235202" calcext:value-type="percentage">
            <text:p>80,16%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802105266796915" calcext:value-type="percentage">
            <text:p>80,21%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802777777115504" calcext:value-type="percentage">
            <text:p>80,28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807222220632765" calcext:value-type="percentage">
            <text:p>80,72%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808333340618345" calcext:value-type="percentage">
            <text:p>80,83%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81277777089013" calcext:value-type="percentage">
            <text:p>81,28%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percentage" office:value="0.821052635970868" calcext:value-type="percentage">
            <text:p>82,11%</text:p>
          </table:table-cell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percentage" office:value="0.822631578696402" calcext:value-type="percentage">
            <text:p>82,26%</text:p>
          </table:table-cell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percentage" office:value="0.826315779435007" calcext:value-type="percentage">
            <text:p>82,63%</text:p>
          </table:table-cell>
          <table:table-cell table:number-columns-repeated="2"/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Blad1.B1:Blad1.B1048576">
            <calcext:condition calcext:apply-style-name="naamloos2" calcext:value="&gt;0.82" calcext:base-cell-address="Blad1.B1"/>
            <calcext:condition calcext:apply-style-name="naamloos1" calcext:value="&lt;0.78" calcext:base-cell-address="Blad1.B1"/>
          </calcext:conditional-format>
        </calcext:conditional-formats>
      </table:table>
      <table:named-expressions/>
      <table:database-ranges>
        <table:database-range table:name="__Anonymous_Sheet_DB__1" table:target-range-address="Blad1.A1:Blad1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amloos1" style:family="table-cell" style:parent-style-name="Default">
      <style:table-cell-properties fo:background-color="#00cc33"/>
    </style:style>
    <style:style style:name="naamloos2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22:52:38.214009786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7:11:38.945876908</meta:creation-date>
    <dc:date>2016-12-13T22:54:05.742408595</dc:date>
    <meta:editing-duration>PT4M41S</meta:editing-duration>
    <meta:editing-cycles>3</meta:editing-cycles>
    <meta:generator>LibreOffice/4.2.8.2$Linux_X86_64 LibreOffice_project/420m0$Build-2</meta:generator>
    <meta:document-statistic meta:table-count="2" meta:cell-count="60" meta:object-count="0"/>
  </office:meta>
</office:document-meta>
</file>